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ec423" officeooo:paragraph-rsid="000ec423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1022af" officeooo:paragraph-rsid="001022af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1022af" officeooo:paragraph-rsid="00121723"/>
    </style:style>
    <style:style style:name="P11" style:family="paragraph" style:parent-style-name="Standard">
      <style:paragraph-properties fo:text-align="justify" style:justify-single-word="false"/>
      <style:text-properties fo:language="ru" fo:country="RU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21723" officeooo:paragraph-rsid="00121723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22af"/>
    </style:style>
    <style:style style:name="T5" style:family="text">
      <style:text-properties fo:language="ru" fo:country="RU" officeooo:rsid="0012172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22a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7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7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2366646446199386461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4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1851011403357356032" text:style-name="L2">
        <text:list-item>
          <text:p text:style-name="P12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12">Подумать о том, если много модулей будут писать в одну структуру не будет ли конфликта.</text:p>
        </text:list-item>
        <text:list-item>
          <text:p text:style-name="P12">Связь с <text:span text:style-name="T1">ProxyDCS </text:span>осуществить через сигнал и слот. Сигнал сообщает о прибытии <text:soft-page-break/>запроса. А слот позволяет отправить запрос другим модулям.</text:p>
        </text:list-item>
        <text:list-item>
          <text:p text:style-name="P12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9"><text:tab/>name_group_id;</text:p>
      <text:p text:style-name="P2"><text:tab/>name_id;</text:p>
      <text:p text:style-name="P2"><text:tab/>name_param_id;<text:span text:style-name="T3">имя_модуля;</text:span></text:p>
      <text:p text:style-name="P2">}</text:p>
      <text:p text:style-name="P8"/>
      <text:p text:style-name="P8"><text:span text:style-name="T7">name_id</text:span> – <text:span text:style-name="T3">это псевдоним параметра который и будет использоваться в программе</text:span><text:span text:style-name="T4">(строка)</text:span></text:p>
      <text:p text:style-name="P8"><text:span text:style-name="T7">name_param_id</text:span> <text:s/>- <text:span text:style-name="T3">это название параметра который определен в другом модуле</text:span><text:span text:style-name="T4">(строка)</text:span></text:p>
      <text:p text:style-name="P8"><text:span text:style-name="T6">имя_модуля</text:span><text:span text:style-name="T3"> — </text:span><text:span text:style-name="T4">это название кому принадлежит </text:span><text:span text:style-name="T8">name_param_id.</text:span><text:span text:style-name="T4"> </text:span></text:p>
      <text:p text:style-name="P10"><text:span text:style-name="T6">name_group_id </text:span><text:span text:style-name="T4">— </text:span><text:span text:style-name="T5">имя группы(она в себя включает множество параметров)</text:span></text:p>
      <text:p text:style-name="P8"/>
      <text:p text:style-name="P13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3"/>
      <text:p text:style-name="P13">Можно сделать правильное приведение типов из одного в другой. И единицы измерения. Они могут хранится для всех видов данных.</text:p>
      <text:p text:style-name="P8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13">Вопросы:</text:p>
      <text:p text:style-name="P13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59M49S</meta:editing-duration>
    <meta:editing-cycles>27</meta:editing-cycles>
    <meta:generator>LibreOffice/5.1.2.2$Windows_x86 LibreOffice_project/d3bf12ecb743fc0d20e0be0c58ca359301eb705f</meta:generator>
    <dc:date>2016-07-07T01:18:45.263000000</dc:date>
    <meta:document-statistic meta:table-count="0" meta:image-count="0" meta:object-count="0" meta:page-count="2" meta:paragraph-count="55" meta:word-count="447" meta:character-count="3516" meta:non-whitespace-character-count="3090"/>
    <meta:user-defined meta:name="Info 1"/>
    <meta:user-defined meta:name="Info 2"/>
    <meta:user-defined meta:name="Info 3"/>
    <meta:user-defined meta:name="Info 4"/>
  </office:meta>
</office:document-meta>
</file>